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lementSupport.findChildElement( XmlModelWriter xw , Element parent , String childName , boolean createIfNotPresent , String [ ] create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lementSupport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lementSupport.getElementAttribute( Element element , String att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lementSupport.setElementAttribute( Element element , String attrName ,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lementSupport.getChildElements( Element element , String nameFil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ElementSupport.writeXML( XmlModelWriter xw ,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ElementSupport.findChildElementWithChildText( XmlModelWriter xw , Element parent , String childName , String childSubElementName , String textValue , boolean createIfNotPresent , String [ ] createOr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ElementSupport.findChildElement( XmlModelWriter xw , Element parent , String chi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lementSupport.findChildElement( XmlModelWriter xw , Element parent , String childName , String keyAttributeName , String keyAttributeValue , boolean createIfNotPresent , String [ ] createOrder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XmlElementSupport.setElementAttribute( Element element , String attrName , boolean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lementSupport.setElementAttribute( Element element , String attrName , Boolean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lementSupport.isWhiteSpace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lementSupport.findChildElement( XmlModelWriter xw , Element parent , String childName , String keyAttributeName , String key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lementSupport.getTextContent(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ElementSupport.setElementAttributeMayBeEmpty( Element element , String attrName ,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